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BEC-Drawing1">
        <office:forms form:automatic-focus="false" form:apply-design-mode="false"/>
        <draw:rect draw:style-name="ChacoObj" draw:layer="layout" svg:width="5.137cm" svg:height="1.658cm" svg:x="3.902cm" svg:y="1.886cm" draw:corner-radius="0.5cm">
          <text:p text:style-name="P1">index</text:p>
          <text:p text:style-name="P1">ArrayDataSource</text:p>
        </draw:rect>
        <draw:rect draw:style-name="ChacoObj" draw:layer="layout" svg:width="5.137cm" svg:height="1.658cm" svg:x="3.903cm" svg:y="4.389cm" draw:corner-radius="0.5cm">
          <text:p text:style-name="P1">index</text:p>
          <text:p text:style-name="P1">DataRange1D</text:p>
        </draw:rect>
        <draw:rect draw:style-name="ChacoObj" draw:layer="layout" svg:width="5.137cm" svg:height="1.658cm" svg:x="3.904cm" svg:y="6.957cm" draw:corner-radius="0.5cm">
          <text:p text:style-name="P1">index</text:p>
          <text:p text:style-name="P1">LinearMapper</text:p>
        </draw:rect>
        <draw:rect draw:style-name="ChacoObj" draw:layer="layout" svg:width="5.137cm" svg:height="1.658cm" svg:x="14.861cm" svg:y="1.887cm" draw:corner-radius="0.5cm">
          <text:p text:style-name="P1">value</text:p>
          <text:p text:style-name="P1">ArrayDataSource</text:p>
        </draw:rect>
        <draw:rect draw:style-name="ChacoObj" draw:layer="layout" svg:width="5.137cm" svg:height="1.658cm" svg:x="14.862cm" svg:y="4.39cm" draw:corner-radius="0.5cm">
          <text:p text:style-name="P1">value</text:p>
          <text:p text:style-name="P1">DataRange1D</text:p>
        </draw:rect>
        <draw:rect draw:style-name="ChacoObj" draw:layer="layout" svg:width="5.137cm" svg:height="1.658cm" svg:x="14.863cm" svg:y="6.958cm" draw:corner-radius="0.5cm">
          <text:p text:style-name="P1">value</text:p>
          <text:p text:style-name="P1">LinearMapper</text:p>
        </draw:rect>
        <draw:rect draw:style-name="ChacoObj" draw:layer="layout" svg:width="5.137cm" svg:height="1.658cm" svg:x="9.434cm" svg:y="11.185cm" draw:corner-radius="0.5cm">
          <text:p text:style-name="P1">LinePlot</text:p>
        </draw:rect>
        <draw:rect draw:style-name="ChacoObj" draw:layer="layout" svg:width="5.137cm" svg:height="1.658cm" svg:x="2.832cm" svg:y="11.541cm" draw:corner-radius="0.5cm">
          <text:p text:style-name="P1">index</text:p>
          <text:p text:style-name="P1">PlotAxis</text:p>
        </draw:rect>
        <draw:rect draw:style-name="ChacoObj" draw:layer="layout" svg:width="5.137cm" svg:height="1.658cm" svg:x="2.898cm" svg:y="14.044cm" draw:corner-radius="0.5cm">
          <text:p text:style-name="P1">index</text:p>
          <text:p text:style-name="P1">PlotGrid</text:p>
        </draw:rect>
        <draw:rect draw:style-name="ChacoObj" draw:layer="layout" svg:width="5.137cm" svg:height="1.658cm" svg:x="16.034cm" svg:y="11.542cm" draw:corner-radius="0.5cm">
          <text:p text:style-name="P1">value</text:p>
          <text:p text:style-name="P1">PlotAxis</text:p>
        </draw:rect>
        <draw:rect draw:style-name="ChacoObj" draw:layer="layout" svg:width="5.137cm" svg:height="1.658cm" svg:x="16.1cm" svg:y="14.045cm" draw:corner-radius="0.5cm">
          <text:p text:style-name="P1">value</text:p>
          <text:p text:style-name="P1">PlotGrid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9" draw:display-name="Gradient 9" draw:style="linear" draw:start-color="#e8d296" draw:end-color="#a1b4dc" draw:start-intensity="100%" draw:end-intensity="100%" draw:angle="13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xi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10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VLobj" style:family="graphic" style:parent-style-name="standard">
      <style:graphic-properties draw:fill="gradient" draw:fill-color="#f1a801" draw:fill-gradient-name="Gradient_20_9" draw:textarea-horizontal-align="justify" draw:textarea-vertical-align="middle" draw:auto-grow-height="false"/>
      <style:paragraph-properties fo:text-align="center"/>
    </style:style>
    <style:style style:name="ChacoObj" style:family="graphic" style:parent-style-name="standard">
      <style:graphic-properties draw:fill="solid" draw:fill-color="#e8d296" draw:textarea-horizontal-align="center" draw:textarea-vertical-align="middle"/>
      <style:paragraph-properties fo:margin-left="0cm" fo:margin-right="0cm" fo:text-align="center" fo:text-indent="0cm"/>
      <style:text-properties fo:font-size="16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BEC-Drawing1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dc:title>BEC-Drawing</dc:title>
    <meta:initial-creator>Bryan Cole</meta:initial-creator>
    <meta:creation-date>2008-03-10T18:05:30</meta:creation-date>
    <dc:creator>Bryan Cole</dc:creator>
    <dc:date>2008-03-10T18:13:35</dc:date>
    <meta:editing-cycles>2</meta:editing-cycles>
    <meta:editing-duration>PT8M7S</meta:editing-duration>
    <meta:template xlink:type="simple" xlink:actuate="onRequest" xlink:href="../.openoffice.org2.0/user/template/BEC-Drawing1.otg" xlink:title="BEC-Drawing" meta:date="2008-03-10T18:05:28"/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